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1"/>
        <table:table-column table:style-name="co1" table:number-columns-repeated="4" table:default-cell-style-name="ce6"/>
        <table:table-column table:style-name="co1" table:default-cell-style-name="ce11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1 Desktop-Fräse, UniProKit UPKlib V2.06</text:p>
          </table:table-cell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0"/>
          <table:table-cell table:style-name="ce5" office:value-type="string" calcext:value-type="string">
            <text:p>Description</text:p>
          </table:table-cell>
          <table:table-cell table:style-name="ce5" table:number-columns-repeated="3"/>
          <table:table-cell table:style-name="ce10" office:value-type="string" calcext:value-type="string">
            <text:p>Pos</text:p>
          </table:table-cell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mm, M6 ISO 73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d</text:p>
          </table:table-cell>
          <table:table-cell table:number-columns-repeated="2"/>
          <table:table-cell office:value-type="float" office:value="21040802" calcext:value-type="float">
            <text:p>2104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slager-Platt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 table:number-columns-repeated="2"/>
          <table:table-cell office:value-type="float" office:value="19082206" calcext:value-type="float">
            <text:p>1908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8UU Linearbearing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le, 4x480mm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ndelmutterb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mm, M3 ISO 476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mm, M3 ISO 476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mm, M4 ISO 476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40cyl</text:p>
          </table:table-cell>
          <table:table-cell table:number-columns-repeated="2"/>
          <table:table-cell office:value-type="float" office:value="19082015" calcext:value-type="float">
            <text:p>1908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mm, M6 ISO 73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mgn12c</text:p>
          </table:table-cell>
          <table:table-cell table:number-columns-repeated="2"/>
          <table:table-cell office:value-type="float" office:value="21032801" calcext:value-type="float">
            <text:p>21032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 f. mgn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mgn12</text:p>
          </table:table-cell>
          <table:table-cell table:number-columns-repeated="2"/>
          <table:table-cell office:value-type="float" office:value="21032802" calcext:value-type="float">
            <text:p>21032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f. mgn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rriageplate-mgn12b</text:p>
          </table:table-cell>
          <table:table-cell table:number-columns-repeated="2"/>
          <table:table-cell office:value-type="float" office:value="21032810" calcext:value-type="float">
            <text:p>2103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 f. MGN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30cyl</text:p>
          </table:table-cell>
          <table:table-cell table:number-columns-repeated="2"/>
          <table:table-cell office:value-type="float" office:value="21032809" calcext:value-type="float">
            <text:p>21032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mm, M3 ISO 476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g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block</text:p>
          </table:table-cell>
          <table:table-cell table:number-columns-repeated="2"/>
          <table:table-cell office:value-type="float" office:value="21032804" calcext:value-type="float">
            <text:p>21032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riage for MGN12H-rails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gn12h-rail-435</text:p>
          </table:table-cell>
          <table:table-cell table:number-columns-repeated="2"/>
          <table:table-cell office:value-type="float" office:value="21032805" calcext:value-type="float">
            <text:p>21032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5mm MGN12H-rail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8cyl</text:p>
          </table:table-cell>
          <table:table-cell table:number-columns-repeated="2"/>
          <table:table-cell office:value-type="float" office:value="21032807" calcext:value-type="float">
            <text:p>210328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 mm, M3 ISO 476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Nutblock1i</text:p>
          </table:table-cell>
          <table:table-cell table:number-columns-repeated="2"/>
          <table:table-cell office:value-type="float" office:value="21032808" calcext:value-type="float">
            <text:p>21032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 mit Senkmuttern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pannzangen-S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pannzangen m1-7 u. Halter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-holder</text:p>
          </table:table-cell>
          <table:table-cell table:number-columns-repeated="2"/>
          <table:table-cell office:value-type="float" office:value="21040801" calcext:value-type="float">
            <text:p>21040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er f. revctrl500wspindel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Hammermutter-m3</text:p>
          </table:table-cell>
          <table:table-cell table:number-columns-repeated="2"/>
          <table:table-cell office:value-type="float" office:value="21032803" calcext:value-type="float">
            <text:p>210328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mmermutter, M3, Slot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Limitfla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Y-endstop-marker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leguard_1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belhülle 50cm u. 70cm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ML, SP</text:p>
          </table:table-cell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4"/>
          <table:table-cell table:style-name="ce9"/>
          <table:table-cell table:style-name="Default"/>
        </table:table-row>
        <table:table-row table:style-name="ro1" table:number-rows-repeated="2">
          <table:table-cell table:style-name="Default" table:number-columns-repeated="9"/>
          <table:table-cell table:style-name="ce9"/>
          <table:table-cell table:style-name="Default"/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9">00.00.0000</text:date>, <text:time style:data-style-name="N2" text:time-value="16:47:48.8412735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4-09T16:59:46.489448456</dc:date>
    <dc:creator>os </dc:creator>
    <meta:editing-duration>P3DT16H48M56S</meta:editing-duration>
    <meta:editing-cycles>399</meta:editing-cycles>
    <meta:generator>LibreOffice/5.2.7.2$Linux_X86_64 LibreOffice_project/20m0$Build-2</meta:generator>
    <meta:printed-by>os </meta:printed-by>
    <meta:print-date>2021-04-09T17:57:44.217978470</meta:print-date>
    <meta:document-statistic meta:table-count="1" meta:cell-count="519" meta:object-count="0"/>
  </office:meta>
</office:document-meta>
</file>